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8]=&quot;&quot;;&quot;&quot;;ROW([.B58])-1)" office:value-type="float" office:value="57" calcext:value-type="float">
            <text:p>57</text:p>
          </table:table-cell>
          <table:table-cell office:value-type="date" office:date-value="2026-02-17" calcext:value-type="date">
            <text:p>17/02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ux p/ Servidores Protheus + Arq. Instalação V. 12.1.2410+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9]=&quot;&quot;;&quot;&quot;;ROW([.B59])-1)" office:value-type="float" office:value="58" calcext:value-type="float">
            <text:p>58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Overview: Core Concepts and Architectur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0]=&quot;&quot;;&quot;&quot;;ROW([.B60])-1)" office:value-type="float" office:value="59" calcext:value-type="float">
            <text:p>59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rom Relational Model (SQL) to MongoDB’s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1]=&quot;&quot;;&quot;&quot;;ROW([.B61])-1)" office:value-type="float" office:value="60" calcext:value-type="float">
            <text:p>60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e Administração de Bancos de Dados com DB2 IBM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2]=&quot;&quot;;&quot;&quot;;ROW([.B62])-1)" office:value-type="float" office:value="61" calcext:value-type="float">
            <text:p>61</text:p>
          </table:table-cell>
          <table:table-cell office:value-type="date" office:date-value="2026-03-12" calcext:value-type="date">
            <text:p>12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3]=&quot;&quot;;&quot;&quot;;ROW([.B63])-1)" office:value-type="float" office:value="62" calcext:value-type="float">
            <text:p>62</text:p>
          </table:table-cell>
          <table:table-cell office:value-type="date" office:date-value="2026-03-13" calcext:value-type="date">
            <text:p>13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 II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4]=&quot;&quot;;&quot;&quot;;ROW([.B64])-1)" office:value-type="float" office:value="63" calcext:value-type="float">
            <text:p>63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SQL Server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5]=&quot;&quot;;&quot;&quot;;ROW([.B65])-1)" office:value-type="float" office:value="64" calcext:value-type="float">
            <text:p>64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aster Power BI – De A à Z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6]=&quot;&quot;;&quot;&quot;;ROW([.B66])-1)" office:value-type="float" office:value="65" calcext:value-type="float">
            <text:p>65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Logging Basic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7]=&quot;&quot;;&quot;&quot;;ROW([.B67])-1)" office:value-type="float" office:value="66" calcext:value-type="float">
            <text:p>66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ando scripts PowerShell para o SQL Serv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8]=&quot;&quot;;&quot;&quot;;ROW([.B68])-1)" office:value-type="float" office:value="67" calcext:value-type="float">
            <text:p>67</text:p>
          </table:table-cell>
          <table:table-cell office:value-type="date" office:date-value="2026-03-20" calcext:value-type="date">
            <text:p>20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base Administrator Tool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9]=&quot;&quot;;&quot;&quot;;ROW([.B69])-1)" office:value-type="float" office:value="68" calcext:value-type="float">
            <text:p>68</text:p>
          </table:table-cell>
          <table:table-cell office:value-type="date" office:date-value="2026-03-23" calcext:value-type="date">
            <text:p>23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Oracle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0]=&quot;&quot;;&quot;&quot;;ROW([.B70])-1)" office:value-type="float" office:value="69" calcext:value-type="float">
            <text:p>69</text:p>
          </table:table-cell>
          <table:table-cell office:value-type="date" office:date-value="2026-03-23" calcext:value-type="date">
            <text:p>23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usiness Intelligence SQL – ETL Integration Servic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1]=&quot;&quot;;&quot;&quot;;ROW([.B71])-1)" office:value-type="float" office:value="70" calcext:value-type="float">
            <text:p>70</text:p>
          </table:table-cell>
          <table:table-cell office:value-type="date" office:date-value="2026-03-24" calcext:value-type="date">
            <text:p>24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usiness Intelligence – SQL Server e Analysis Servic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2]=&quot;&quot;;&quot;&quot;;ROW([.B72])-1)" office:value-type="float" office:value="71" calcext:value-type="float">
            <text:p>71</text:p>
          </table:table-cell>
          <table:table-cell office:value-type="date" office:date-value="2026-03-26" calcext:value-type="date">
            <text:p>26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base Metrics &amp; Monitoring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3]=&quot;&quot;;&quot;&quot;;ROW([.B73])-1)" office:value-type="float" office:value="72" calcext:value-type="float">
            <text:p>72</text:p>
          </table:table-cell>
          <table:table-cell office:value-type="date" office:date-value="2026-03-27" calcext:value-type="date">
            <text:p>27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Self-Managed Backup &amp; Recov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3-27T09:29:55.854947211</dc:date>
    <meta:editing-duration>PT1H27M42S</meta:editing-duration>
    <meta:editing-cycles>46</meta:editing-cycles>
    <meta:generator>LibreOffice/7.3.7.2$Linux_X86_64 LibreOffice_project/30$Build-2</meta:generator>
    <meta:document-statistic meta:table-count="1" meta:cell-count="511" meta:object-count="0"/>
  </office:meta>
</office:document-meta>
</file>